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9000000A5F0EDB4A0EF96B059.png" manifest:media-type="image/png"/>
  <manifest:file-entry manifest:full-path="Pictures/100013CF0000181800001117EEA9CC72659190E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1" svg:font-family="Thorndale" style:font-family-generic="roman"/>
    <style:font-face style:name="Amos" svg:font-family="Amos" style:font-pitch="variable"/>
    <style:font-face style:name="Amos1" svg:font-family="Amos" style:font-adornments="Bold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Mangal1" svg:font-family="Mangal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ff" draw:secondary-fill-color="#000080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2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ff" draw:secondary-fill-color="#000080" draw:textarea-horizontal-align="center" draw:textarea-vertical-align="middle" draw:auto-grow-height="false" draw:fit-to-size="false" style:shrink-to-fit="false" fo:min-height="1.814cm" fo:min-width="3.671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3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ff" draw:secondary-fill-color="#000080" draw:textarea-horizontal-align="center" draw:textarea-vertical-align="middle" draw:auto-grow-height="false" draw:fit-to-size="false" style:shrink-to-fit="false" fo:min-height="2.492cm" fo:min-width="7.685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4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ff" draw:secondary-fill-color="#000080" draw:textarea-horizontal-align="center" draw:textarea-vertical-align="middle" draw:auto-grow-height="false" draw:fit-to-size="false" style:shrink-to-fit="false" fo:min-height="1.813cm" fo:min-width="3.671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5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ff" draw:secondary-fill-color="#000080" draw:textarea-horizontal-align="center" draw:textarea-vertical-align="middle" draw:auto-grow-height="false" draw:fit-to-size="false" style:shrink-to-fit="false" fo:min-height="1.813cm" fo:min-width="3.67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449cm"/>
    </style:style>
    <style:style style:name="P1" style:family="paragraph">
      <loext:graphic-properties draw:fill="solid" draw:fill-color="#00ffff" draw:secondary-fill-color="#00008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6a9662" style:font-name="Amos1" fo:font-size="28pt" fo:font-weight="bold" style:font-size-asian="18pt" style:font-size-complex="18pt" style:font-relief="embossed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color="#6a9662" style:font-name="Amos1" fo:font-size="28pt" fo:font-weight="bold" style:font-size-asian="18pt" style:font-size-complex="18pt" style:font-relief="embos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5.001cm" svg:x="18.097cm" svg:y="13.571cm">
          <text:p/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2" draw:text-style-name="P1" draw:layer="layout" svg:width="4.17cm" svg:height="2.075cm" svg:x="6.825cm" svg:y="5.293cm">
          <text:p text:style-name="P2"><text:span text:style-name="T1">0.4847582706652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3" draw:text-style-name="P1" draw:layer="measurelines" svg:width="8.184cm" svg:height="2.753cm" svg:x="16.522cm" svg:y="12.576cm">
          <text:p/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2" draw:text-style-name="P1" draw:layer="measurelines" svg:width="4.17cm" svg:height="2.075cm" svg:x="13.16cm" svg:y="3.316cm">
          <text:p text:style-name="P2"><text:span text:style-name="T1">6.49964069840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2" draw:text-style-name="P1" draw:layer="measurelines" svg:width="4.17cm" svg:height="2.075cm" svg:x="20.795cm" svg:y="6.866cm">
          <text:p text:style-name="P2"><text:span text:style-name="T1">6.4807406984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4" draw:text-style-name="P1" draw:layer="measurelines" svg:width="4.17cm" svg:height="2.074cm" svg:x="9.871cm" svg:y="7.475cm">
          <text:p text:style-name="P2"><text:span text:style-name="T1">267914296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5" draw:text-style-name="P1" draw:layer="measurelines" svg:width="4.169cm" svg:height="2.074cm" svg:x="8.495cm" svg:y="3.79cm">
          <text:p text:style-name="P2"><text:span text:style-name="T1">6.48074069840786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4" draw:text-style-name="P1" draw:layer="measurelines" svg:width="4.17cm" svg:height="2.074cm" svg:x="16.099cm" svg:y="6.711cm">
          <text:p text:style-name="P2"><text:span text:style-name="T1">978654538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2" draw:text-style-name="P1" draw:layer="measurelines" svg:width="4.17cm" svg:height="2.075cm" svg:x="18.564cm" svg:y="4.184cm">
          <text:p text:style-name="P2"><text:span text:style-name="T1">102774155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4" draw:text-style-name="P1" draw:layer="measurelines" svg:width="4.17cm" svg:height="2.074cm" svg:x="7.918cm" svg:y="9.31cm">
          <text:p text:style-name="P2"><text:span text:style-name="T1">54538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frame draw:style-name="gr6" draw:text-style-name="P3" draw:layer="measurelines" svg:width="12.729cm" svg:height="8.737cm" svg:x="1.359cm" svg:y="11.263cm">
          <draw:image xlink:href="Pictures/100013CF0000181800001117EEA9CC72659190EB.svg" xlink:type="simple" xlink:show="embed" xlink:actuate="onLoad" loext:mime-type="image/svg+xml">
            <text:p/>
          </draw:image>
          <draw:image xlink:href="Pictures/10000201000000E9000000A5F0EDB4A0EF96B059.png" xlink:type="simple" xlink:show="embed" xlink:actuate="onLoad" loext:mime-type="image/png"/>
        </draw:frame>
        <draw:frame draw:style-name="gr7" draw:text-style-name="P4" draw:layer="measurelines" svg:width="6.55cm" svg:height="1.699cm" draw:transform="rotate (-0.291120919232654) translate (3.286cm 16.492cm)">
          <draw:text-box>
            <text:p><text:span text:style-name="T2">Train Data</text:span></text:p>
          </draw:text-box>
        </draw:frame>
        <draw:frame draw:style-name="gr6" draw:text-style-name="P3" draw:layer="measurelines" svg:width="12.131cm" svg:height="8.737cm" svg:x="16.569cm" svg:y="11.263cm">
          <draw:image xlink:href="Pictures/100013CF0000181800001117EEA9CC72659190EB.svg" xlink:type="simple" xlink:show="embed" xlink:actuate="onLoad" loext:mime-type="image/svg+xml">
            <text:p/>
          </draw:image>
          <draw:image xlink:href="Pictures/10000201000000E9000000A5F0EDB4A0EF96B059.png" xlink:type="simple" xlink:show="embed" xlink:actuate="onLoad" loext:mime-type="image/png"/>
        </draw:frame>
        <draw:frame draw:style-name="gr7" draw:text-style-name="P4" draw:layer="measurelines" svg:width="6.55cm" svg:height="1.699cm" draw:transform="rotate (-0.291120919232654) translate (18.532cm 16.241cm)">
          <draw:text-box>
            <text:p><text:span text:style-name="T2">Test Data</text:span></text:p>
          </draw:text-box>
        </draw:frame>
        <draw:custom-shape draw:style-name="gr4" draw:text-style-name="P1" draw:layer="measurelines" svg:width="4.17cm" svg:height="2.074cm" svg:x="4.8cm" svg:y="12.214cm">
          <text:p text:style-name="P2"><text:span text:style-name="T1">785334155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4" draw:text-style-name="P1" draw:layer="measurelines" svg:width="4.17cm" svg:height="2.074cm" svg:x="20.557cm" svg:y="12.202cm">
          <text:p text:style-name="P2"><text:span text:style-name="T1">102334155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2" draw:text-style-name="P1" draw:layer="measurelines" svg:width="4.17cm" svg:height="2.075cm" svg:x="2.828cm" svg:y="9.785cm">
          <text:p text:style-name="P2"><text:span text:style-name="T1">1.1107207345396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2" draw:text-style-name="P1" draw:layer="measurelines" svg:width="4.17cm" svg:height="2.075cm" svg:x="18.07cm" svg:y="9.581cm">
          <text:p text:style-name="P2"><text:span text:style-name="T1">3.141592653589793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2" draw:text-style-name="P1" draw:layer="measurelines" svg:width="4.17cm" svg:height="2.075cm" svg:x="1.627cm" svg:y="2.909cm">
          <text:p text:style-name="P2"><text:span text:style-name="T1">165580141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5" draw:text-style-name="P1" draw:layer="measurelines" svg:width="4.169cm" svg:height="2.074cm" svg:x="1.663cm" svg:y="4.644cm">
          <text:p text:style-name="P2"><text:span text:style-name="T1">6.48074069840786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4" draw:text-style-name="P1" draw:layer="measurelines" svg:width="4.17cm" svg:height="2.074cm" svg:x="23.509cm" svg:y="8.515cm">
          <text:p text:style-name="P2"><text:span text:style-name="T1">102334155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2" draw:text-style-name="P1" draw:layer="measurelines" svg:width="4.17cm" svg:height="2.075cm" svg:x="22.785cm" svg:y="10.545cm">
          <text:p text:style-name="P2"><text:span text:style-name="T1">165580141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2" draw:text-style-name="P1" draw:layer="measurelines" svg:width="4.17cm" svg:height="2.075cm" svg:x="23.178cm" svg:y="6.076cm">
          <text:p text:style-name="P2"><text:span text:style-name="T1">165580141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2" draw:text-style-name="P1" draw:layer="measurelines" svg:width="4.17cm" svg:height="2.075cm" svg:x="3.772cm" svg:y="7.134cm">
          <text:p text:style-name="P2"><text:span text:style-name="T1">6.49453069840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1" svg:font-family="Thorndale" style:font-family-generic="roman"/>
    <style:font-face style:name="Amos" svg:font-family="Amos" style:font-pitch="variable"/>
    <style:font-face style:name="Amos1" svg:font-family="Amos" style:font-adornments="Bold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Mangal1" svg:font-family="Mangal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2T11:22:47.462263433</meta:creation-date>
    <dc:date>2020-06-12T12:13:17.621175364</dc:date>
    <meta:editing-duration>PT13M27S</meta:editing-duration>
    <meta:editing-cycles>3</meta:editing-cycles>
    <meta:generator>LibreOffice/6.2.8.2$Linux_X86_64 LibreOffice_project/20$Build-2</meta:generator>
    <meta:document-statistic meta:object-count="24"/>
  </office:meta>
</office:document-meta>
</file>